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color="#666666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19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color="#808080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color="#808080"/>
    </style:style>
    <style:style style:name="T22" style:parent-style-name="DefaultParagraphFont" style:family="text">
      <style:text-properties fo:color="#808080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color="#666666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color="#666666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color="#808080"/>
    </style:style>
    <style:style style:name="P4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FFFFFF"/>
    </style:style>
    <style:style style:name="P47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color="#000000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<text:tab/></text:span><text:span text:style-name="T3">The Connection between you and your Doctor</text:span><text:tab/><text:tab/><text:tab/></text:p>
      <text:p text:style-name="Standard"><text:tab/><text:tab/><text:tab/><text:span text:style-name="T4">Team of 2 – specification draft</text:span></text:p>
      <text:p text:style-name="P5"/>
      <text:p text:style-name="Standard"><text:span text:style-name="T6">Team members:</text:span><text:span text:style-name="T7"><text:s/>Meda Ioana-Maria, Mezei Sefora Iemima</text:span></text:p>
      <text:p text:style-name="Standard"/>
      <text:p text:style-name="P8">General Description:</text:p>
      <text:p text:style-name="P9"/>
      <text:p text:style-name="P10">This<text:s/>application aims to help the doctors and the patients by<text:s/>offering the possibility to communicate and offer an option to keep track about the health the patient easier.</text:p>
      <text:p text:style-name="P11"/>
      <text:p text:style-name="P12">Registration(for both Patient and Doctor):</text:p>
      <text:p text:style-name="P13"/>
      <text:p text:style-name="Standard"><text:span text:style-name="T14">The user needs to first to first register into the application by selecting one of the 2 roles: doct</text:span><text:span text:style-name="T15">or or patient. Both roles require a unique username and a password<text:s/></text:span><text:span text:style-name="T16">and the basic information like full name(+ doctor’s code +),phone number.</text:span></text:p>
      <text:p text:style-name="P17"/>
      <text:p text:style-name="P18"/>
      <text:p text:style-name="Standard"><text:span text:style-name="T19">After they log in, both can write each other.</text:span><text:span text:style-name="T20"><text:s/></text:span><text:span text:style-name="T21">If the patient is in the doctor list (and the other way<text:s/></text:span><text:span text:style-name="T22">around ).</text:span></text:p>
      <text:p text:style-name="P23"/>
      <text:p text:style-name="Standard"><text:span text:style-name="T24">Doctor:</text:span></text:p>
      <text:p text:style-name="P25"/>
      <text:p text:style-name="Standard"><text:span text:style-name="T26">After the doctor logs in, he can add or remove patients</text:span><text:span text:style-name="T27"><text:s/>to his lost of clients.</text:span></text:p>
      <text:p text:style-name="P28"/>
      <text:p text:style-name="Standard"><text:span text:style-name="T29">Also, after logging in, he will be able to add, edit or delete</text:span><text:span text:style-name="T30"><text:s/></text:span><text:span text:style-name="T31">medical tests and treatments.</text:span></text:p>
      <text:p text:style-name="P32"/>
      <text:p text:style-name="P33">Also, <text:s/>after logging in, he can create a schedule for his<text:s/>working hours.</text:p>
      <text:p text:style-name="P34"/>
      <text:p text:style-name="Standard"><text:span text:style-name="T35">Patient:</text:span></text:p>
      <text:p text:style-name="P36"/>
      <text:p text:style-name="P37">After he logs in, he can see his medical tests and the treatments that the doctor prescribed.</text:p>
      <text:p text:style-name="P38"/>
      <text:p text:style-name="Standard"><text:span text:style-name="T39">Also, <text:s/>after logging in, he can create a schedule for his drugs.</text:span><text:span text:style-name="T40">(given by the doctor).</text:span></text:p>
      <text:p text:style-name="P41"/>
      <text:p text:style-name="P42">Also, <text:s/>after logging in, he can see the doctor’s schedule.</text:p>
      <text:p text:style-name="P43"/>
      <text:p text:style-name="Standard"><text:span text:style-name="T44">Also, after logging in, he can make an appointment</text:span><text:span text:style-name="T45">.</text:span><text:span text:style-name="T46">(which the doctor can see)</text:span></text:p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Ioana Meda</dc:creator>
    <meta:creation-date>2021-02-28T23:15:00Z</meta:creation-date>
    <dc:date>2021-04-03T17:05:00Z</dc:date>
    <meta:template xlink:href="Normal" xlink:type="simple"/>
    <meta:editing-cycles>4</meta:editing-cycles>
    <meta:editing-duration>PT9180S</meta:editing-duration>
    <meta:document-statistic meta:page-count="1" meta:paragraph-count="2" meta:word-count="197" meta:character-count="1321" meta:row-count="9" meta:non-whitespace-character-count="1126"/>
  </office:meta>
</office:document-meta>
</file>